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11" style:family="table-cell" style:parent-style-name="Default" style:data-style-name="N99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office:value-type="string" calcext:value-type="string">
            <text:p>frequenz</text:p>
          </table:table-cell>
          <table:table-cell office:value-type="float" office:value="1000" calcext:value-type="float">
            <text:p>1000</text:p>
          </table:table-cell>
          <table:table-cell table:number-columns-repeated="13"/>
          <table:table-cell office:value-type="string" calcext:value-type="string">
            <text:p>gemess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eisfrequenz</text:p>
          </table:table-cell>
          <table:table-cell table:formula="of:=[.B1]*2*PI()" office:value-type="float" office:value="6283.18530717959" calcext:value-type="float">
            <text:p>6283,18530717959</text:p>
          </table:table-cell>
          <table:table-cell/>
          <table:table-cell office:value-type="string" calcext:value-type="string">
            <text:p>rad/s</text:p>
          </table:table-cell>
          <table:table-cell table:number-columns-repeated="11"/>
          <table:table-cell table:style-name="ce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ihe 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office:value-type="float" office:value="93.446" calcext:value-type="float">
            <text:p>93,446</text:p>
          </table:table-cell>
          <table:table-cell table:style-name="ce10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6]/1000000" office:value-type="float" office:value="0.0000000107013676347837" calcext:value-type="float">
            <text:p>1,07013676347837E-08</text:p>
          </table:table-cell>
          <table:table-cell table:formula="of:=[.C6]/[.B6]^2/1000000" office:value-type="float" office:value="0.000000000000572596346273983" calcext:value-type="float">
            <text:p>5,72596346273983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office:value-type="float" office:value="9.6424" calcext:value-type="float">
            <text:p>9,6424</text:p>
          </table:table-cell>
          <table:table-cell office:value-type="float" office:value="0.2717" calcext:value-type="float">
            <text:p>0,2717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6]-[.B7]" office:value-type="float" office:value="83.8036" calcext:value-type="float">
            <text:p>83,8036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6]+[.B7]" office:value-type="float" office:value="103.0884" calcext:value-type="float">
            <text:p>103,0884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6]*1/([.B$2])^2" office:value-type="float" office:value="0.00000236701483166047" calcext:value-type="float">
            <text:p>2,36701483166047E-06</text:p>
          </table:table-cell>
          <table:table-cell table:formula="of:=[.C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11]*1000000" office:value-type="float" office:value="2.36701483166047" calcext:value-type="float">
            <text:p>2,36701483166047</text:p>
          </table:table-cell>
          <table:table-cell table:formula="of:=[.C1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10]-[.B9])" office:value-type="float" office:value="0.00153463562326929" calcext:value-type="float">
            <text:p>0,001534635623269</text:p>
          </table:table-cell>
          <table:table-cell table:formula="of:=[.C10]/2/[.B$2]" office:value-type="float" office:value="0.0000216248598000107" calcext:value-type="float">
            <text:p>2,16248598000107E-05</text:p>
          </table:table-cell>
          <table:table-cell office:value-type="string" calcext:value-type="string">
            <text:p>Mohm</text:p>
          </table:table-cell>
          <table:table-cell table:formula="of:=[.B12]*1000000" office:value-type="float" office:value="1534.63562326929" calcext:value-type="float">
            <text:p>1534,63562326929</text:p>
          </table:table-cell>
          <table:table-cell table:formula="of:=[.C12]*1000000" office:value-type="float" office:value="21.6248598000107" calcext:value-type="float">
            <text:p>21,6248598000107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11]/[.E12]*[.B13]" office:value-type="float" office:value="33.3375757072928" calcext:value-type="float">
            <text:p>33,3375757072928</text:p>
          </table:table-cell>
          <table:table-cell table:formula="of:=SQRT(([.B$2]/[.E12]*[.B13]*[.F11])^2 + ([.B$2]*[.E11]/[.E12]^2*[.F12])^2 + ([.B$2]*[.E11]/[.E12]*[.C13])^2)" office:value-type="float" office:value="0.237105931890089" calcext:value-type="float">
            <text:p>0,237105931890089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25.2" calcext:value-type="float">
            <text:p>25,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de umgekehrt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_C</text:p>
          </table:table-cell>
          <table:table-cell table:formula="of:=[.B13]/[.B$2]*[.B6]/[.E12]*1000000" office:value-type="float" office:value="33.3375757072928" calcext:value-type="float">
            <text:p>33,3375757072928</text:p>
          </table:table-cell>
          <table:table-cell table:formula="of:=SQRT(([.B13]/[.B$2]/[.E6]^2/[.E12]*[.F6])^2+([.B13]/[.B$2]/[.E6]/[.E12]^2*[.F12])^2+ ([.C13]/[.B$2]/[.E6]/[.E12])^2)" office:value-type="float" office:value="0.508184162723777" calcext:value-type="float">
            <text:p>0,508184162723777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21.4" calcext:value-type="float">
            <text:p>2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s berechn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_i</text:p>
          </table:table-cell>
          <table:table-cell table:formula="of:=[.E12]-[.B14]" office:value-type="float" office:value="1534.33562326929" calcext:value-type="float">
            <text:p>1534,33562326929</text:p>
          </table:table-cell>
          <table:table-cell table:formula="of:=SQRT(([.F12])^2 + ([.C14])^2)" office:value-type="float" office:value="21.6250910141464" calcext:value-type="float">
            <text:p>21,6250910141464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style-name="ce11" office:value-type="boolean" office:boolean-value="false" calcext:value-type="boolean">
            <text:p>FALSCH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ihe 20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table:style-name="ce8" office:value-type="float" office:value="93.268" calcext:value-type="float">
            <text:p>93,268</text:p>
          </table:table-cell>
          <table:table-cell table:style-name="ce8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20]/1000000" office:value-type="float" office:value="0.0000000107217909679633" calcext:value-type="float">
            <text:p>1,07217909679633E-08</text:p>
          </table:table-cell>
          <table:table-cell table:formula="of:=[.C20]/[.B20]^2/1000000" office:value-type="float" office:value="0.000000000000574784007803496" calcext:value-type="float">
            <text:p>5,74784007803496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table:style-name="ce8" office:value-type="float" office:value="13.083" calcext:value-type="float">
            <text:p>13,083</text:p>
          </table:table-cell>
          <table:table-cell table:style-name="ce8" office:value-type="float" office:value="0.429" calcext:value-type="float">
            <text:p>0,42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20]-[.B21]" office:value-type="float" office:value="80.185" calcext:value-type="float">
            <text:p>80,185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20]+[.B21]" office:value-type="float" office:value="106.351" calcext:value-type="float">
            <text:p>106,351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20]*1/([.B$2])^2" office:value-type="float" office:value="0.00000236250603898839" calcext:value-type="float">
            <text:p>2,36250603898839E-06</text:p>
          </table:table-cell>
          <table:table-cell table:formula="of:=[.C20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25]*1000000" office:value-type="float" office:value="2.36250603898839" calcext:value-type="float">
            <text:p>2,36250603898839</text:p>
          </table:table-cell>
          <table:table-cell table:formula="of:=[.C25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24]-[.B23])" office:value-type="float" office:value="0.00208222412047127" calcext:value-type="float">
            <text:p>0,002082224120471</text:p>
          </table:table-cell>
          <table:table-cell table:formula="of:=[.C24]/2/[.B$2]" office:value-type="float" office:value="0.0000341410539053704" calcext:value-type="float">
            <text:p>3,41410539053704E-05</text:p>
          </table:table-cell>
          <table:table-cell office:value-type="string" calcext:value-type="string">
            <text:p>Mohm</text:p>
          </table:table-cell>
          <table:table-cell table:formula="of:=[.B26]*1000000" office:value-type="float" office:value="2082.22412047127" calcext:value-type="float">
            <text:p>2082,22412047127</text:p>
          </table:table-cell>
          <table:table-cell table:formula="of:=[.C26]*1000000" office:value-type="float" office:value="34.1410539053704" calcext:value-type="float">
            <text:p>34,1410539053704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7" calcext:value-type="float">
            <text:p>3,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200.1" calcext:value-type="float">
            <text:p>200,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25]/[.E26]*[.B27]" office:value-type="float" office:value="26.3771000535045" calcext:value-type="float">
            <text:p>26,3771000535045</text:p>
          </table:table-cell>
          <table:table-cell table:formula="of:=SQRT(([.B$2]/[.E26]*[.B27]*[.F25])^2 + ([.B$2]*[.E25]/[.E26]^2*[.F26])^2 + ([.B$2]*[.E25]/[.E26]*[.C27])^2)" office:value-type="float" office:value="0.184374231220885" calcext:value-type="float">
            <text:p>0,184374231220885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32.1" calcext:value-type="float">
            <text:p>32,1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_C</text:p>
          </table:table-cell>
          <table:table-cell table:formula="of:=[.B27]/[.B$2]*[.B20]/[.E26]*1000000" office:value-type="float" office:value="26.3771000535045" calcext:value-type="float">
            <text:p>26,3771000535045</text:p>
          </table:table-cell>
          <table:table-cell table:formula="of:=SQRT(([.B27]/[.B$2]/[.E20]^2/[.E26]*[.F20])^2+([.B27]/[.B$2]/[.E20]/[.E26]^2*[.F26])^2+ ([.C27]/[.B$2]/[.E20]/[.E26])^2)" office:value-type="float" office:value="0.45538853240657" calcext:value-type="float">
            <text:p>0,45538853240657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32.03" calcext:value-type="float">
            <text:p>32,03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_i</text:p>
          </table:table-cell>
          <table:table-cell table:formula="of:=[.E26]-[.B28]" office:value-type="float" office:value="1882.12412047127" calcext:value-type="float">
            <text:p>1882,12412047127</text:p>
          </table:table-cell>
          <table:table-cell table:formula="of:=SQRT(([.F26])^2 + ([.C28])^2)" office:value-type="float" office:value="34.1412003563057" calcext:value-type="float">
            <text:p>34,1412003563057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ihe 50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table:style-name="ce8" office:value-type="float" office:value="99.088" calcext:value-type="float">
            <text:p>99,088</text:p>
          </table:table-cell>
          <table:table-cell table:style-name="ce8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36]/1000000" office:value-type="float" office:value="0.0000000100920393993218" calcext:value-type="float">
            <text:p>1,00920393993218E-08</text:p>
          </table:table-cell>
          <table:table-cell table:formula="of:=[.C36]/[.B36]^2/1000000" office:value-type="float" office:value="0.000000000000509246296187319" calcext:value-type="float">
            <text:p>5,09246296187319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table:style-name="ce8" office:value-type="float" office:value="18.859" calcext:value-type="float">
            <text:p>18,859</text:p>
          </table:table-cell>
          <table:table-cell table:style-name="ce8" office:value-type="float" office:value="0.615" calcext:value-type="float">
            <text:p>0,615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36]-[.B37]" office:value-type="float" office:value="80.229" calcext:value-type="float">
            <text:p>80,229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36]+[.B37]" office:value-type="float" office:value="117.947" calcext:value-type="float">
            <text:p>117,947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36]*1/([.B$2])^2" office:value-type="float" office:value="0.00000250992836118799" calcext:value-type="float">
            <text:p>2,50992836118799E-06</text:p>
          </table:table-cell>
          <table:table-cell table:formula="of:=[.C3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41]*1000000" office:value-type="float" office:value="2.50992836118799" calcext:value-type="float">
            <text:p>2,50992836118799</text:p>
          </table:table-cell>
          <table:table-cell table:formula="of:=[.C4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$2] *([.B40]-[.B39])" office:value-type="float" office:value="0.00300150307177006" calcext:value-type="float">
            <text:p>0,00300150307177</text:p>
          </table:table-cell>
          <table:table-cell table:formula="of:=[.C40]/2/[.B$2]" office:value-type="float" office:value="0.0000489417624023149" calcext:value-type="float">
            <text:p>4,89417624023149E-05</text:p>
          </table:table-cell>
          <table:table-cell office:value-type="string" calcext:value-type="string">
            <text:p>Mohm</text:p>
          </table:table-cell>
          <table:table-cell table:formula="of:=[.B42]*1000000" office:value-type="float" office:value="3001.50307177006" calcext:value-type="float">
            <text:p>3001,50307177006</text:p>
          </table:table-cell>
          <table:table-cell table:formula="of:=[.C42]*1000000" office:value-type="float" office:value="48.9417624023149" calcext:value-type="float">
            <text:p>48,9417624023149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82" calcext:value-type="float">
            <text:p>3,8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500.3" calcext:value-type="float">
            <text:p>50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41]/[.E42]*[.B43]" office:value-type="float" office:value="20.0708499920462" calcext:value-type="float">
            <text:p>20,0708499920462</text:p>
          </table:table-cell>
          <table:table-cell table:formula="of:=SQRT(([.B$2]/[.E42]*[.B43]*[.F41])^2 + ([.B$2]*[.E41]/[.E42]^2*[.F42])^2 + ([.B$2]*[.E41]/[.E42]*[.C43])^2)" office:value-type="float" office:value="0.135585015855896" calcext:value-type="float">
            <text:p>0,135585015855896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_C</text:p>
          </table:table-cell>
          <table:table-cell table:formula="of:=[.B43]/[.B$2]*[.B36]/[.E42]*1000000" office:value-type="float" office:value="20.0708499920462" calcext:value-type="float">
            <text:p>20,0708499920462</text:p>
          </table:table-cell>
          <table:table-cell table:formula="of:=SQRT(([.B43]/[.B$2]/[.E36]^2/[.E42]*[.F36])^2+([.B43]/[.B$2]/[.E36]/[.E42]^2*[.F42])^2+ ([.C43]/[.B$2]/[.E36]/[.E42])^2)" office:value-type="float" office:value="0.343728526614639" calcext:value-type="float">
            <text:p>0,343728526614639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51.2" calcext:value-type="float">
            <text:p>51,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_i</text:p>
          </table:table-cell>
          <table:table-cell table:formula="of:=[.E42]-[.B44]" office:value-type="float" office:value="2501.20307177006" calcext:value-type="float">
            <text:p>2501,20307177006</text:p>
          </table:table-cell>
          <table:table-cell table:formula="of:=SQRT(([.F42])^2 + ([.C44])^2)" office:value-type="float" office:value="48.9418645644467" calcext:value-type="float">
            <text:p>48,9418645644467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erie inf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523" calcext:value-type="float">
            <text:p>0,37523</text:p>
          </table:table-cell>
          <table:table-cell table:style-name="ce8" office:value-type="float" office:value="0.00177" calcext:value-type="float">
            <text:p>0,00177</text:p>
          </table:table-cell>
          <table:table-cell office:value-type="string" calcext:value-type="string">
            <text:p>microF</text:p>
          </table:table-cell>
          <table:table-cell table:formula="of:=[.B59]/1000000" office:value-type="float" office:value="0.00000037523" calcext:value-type="float">
            <text:p>3,7523E-07</text:p>
          </table:table-cell>
          <table:table-cell table:formula="of:=[.C59]/1000000" office:value-type="float" office:value="0.00000000177" calcext:value-type="float">
            <text:p>1,7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0.24668" calcext:value-type="float">
            <text:p>0,24668</text:p>
          </table:table-cell>
          <table:table-cell table:style-name="ce8" office:value-type="float" office:value="0.00639" calcext:value-type="float">
            <text:p>0,00639</text:p>
          </table:table-cell>
          <table:table-cell office:value-type="string" calcext:value-type="string">
            <text:p>microF</text:p>
          </table:table-cell>
          <table:table-cell table:formula="of:=[.B60]/1000000" office:value-type="float" office:value="0.00000024668" calcext:value-type="float">
            <text:p>2,4668E-07</text:p>
          </table:table-cell>
          <table:table-cell table:formula="of:=[.C60]/1000000" office:value-type="float" office:value="0.00000000639" calcext:value-type="float">
            <text:p>6,39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1/[.B$2]/[.E60]" office:value-type="float" office:value="645.18786724459" calcext:value-type="float">
            <text:p>645,18786724459</text:p>
          </table:table-cell>
          <table:table-cell table:formula="of:=[.B62]/[.E60]*[.F60]" office:value-type="float" office:value="16.7129498609248" calcext:value-type="float">
            <text:p>16,7129498609248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59]" office:value-type="float" office:value="0.0675060520496348" calcext:value-type="float">
            <text:p>0,067506052049635</text:p>
          </table:table-cell>
          <table:table-cell table:formula="of:=[.B63]/[.E59]*[.F59]" office:value-type="float" office:value="0.000318433259941512" calcext:value-type="float">
            <text:p>0,000318433259942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formula="of:=1E+308" office:value-type="float" office:value="1E+308" calcext:value-type="float">
            <text:p>1E+308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63]^2/[.B62]" office:value-type="float" office:value="278.842497992795" calcext:value-type="float">
            <text:p>278,842497992795</text:p>
          </table:table-cell>
          <table:table-cell table:formula="of:=SQRT(([.B65]/[.B62]*[.C62])^2 + ([.B65]/[.B63]*[.C63])^2)" office:value-type="float" office:value="7.34192128711599" calcext:value-type="float">
            <text:p>7,34192128711599</text:p>
          </table:table-cell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w^2L^2/R_i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_i</text:p>
          </table:table-cell>
          <table:table-cell office:value-type="string" calcext:value-type="string">
            <text:p>w^2L^2/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10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474" calcext:value-type="float">
            <text:p>0,37474</text:p>
          </table:table-cell>
          <table:table-cell table:style-name="ce8" office:value-type="float" office:value="0.0025" calcext:value-type="float">
            <text:p>0,0025</text:p>
          </table:table-cell>
          <table:table-cell office:value-type="string" calcext:value-type="string">
            <text:p>microF</text:p>
          </table:table-cell>
          <table:table-cell table:formula="of:=[.B70]/1000000" office:value-type="float" office:value="0.00000037474" calcext:value-type="float">
            <text:p>3,7474E-07</text:p>
          </table:table-cell>
          <table:table-cell table:formula="of:=[.C70]/1000000" office:value-type="float" office:value="0.0000000025" calcext:value-type="float">
            <text:p>2,5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0.41437" calcext:value-type="float">
            <text:p>0,41437</text:p>
          </table:table-cell>
          <table:table-cell table:style-name="ce8" office:value-type="float" office:value="0.01667" calcext:value-type="float">
            <text:p>0,01667</text:p>
          </table:table-cell>
          <table:table-cell office:value-type="string" calcext:value-type="string">
            <text:p>microF</text:p>
          </table:table-cell>
          <table:table-cell table:formula="of:=[.B71]/1000000" office:value-type="float" office:value="0.00000041437" calcext:value-type="float">
            <text:p>4,1437E-07</text:p>
          </table:table-cell>
          <table:table-cell table:formula="of:=[.C71]/1000000" office:value-type="float" office:value="0.00000001667" calcext:value-type="float">
            <text:p>1,667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70]-[.E71])-([.E70]+[.E71])))" office:value-type="float" office:value="384.088961777868" calcext:value-type="float">
            <text:p>384,088961777868</text:p>
          </table:table-cell>
          <table:table-cell table:formula="of:=[.B73]/[.E71]*[.F71]" office:value-type="float" office:value="15.4518015127472" calcext:value-type="float">
            <text:p>15,4518015127472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70]" office:value-type="float" office:value="0.0675943211575611" calcext:value-type="float">
            <text:p>0,067594321157561</text:p>
          </table:table-cell>
          <table:table-cell table:formula="of:=[.B74]/[.E70]*[.F70]" office:value-type="float" office:value="0.000450941460462995" calcext:value-type="float">
            <text:p>0,000450941460463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9" office:value-type="float" office:value="9880" calcext:value-type="float">
            <text:p>9,88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p</text:p>
          </table:table-cell>
          <table:table-cell table:formula="of:=[.B73]*[.B75]/([.B75]-[.B73])" office:value-type="float" office:value="399.624525450043" calcext:value-type="float">
            <text:p>399,624525450043</text:p>
          </table:table-cell>
          <table:table-cell table:formula="of:=[.C73]*[.B75]*(1/([.B75]-[.B73]) + [.B73]/([.B75]-[.B73])^2)" office:value-type="float" office:value="16.7270646442957" calcext:value-type="float">
            <text:p>16,7270646442957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74]^2/[.B76]" office:value-type="float" office:value="451.365150780134" calcext:value-type="float">
            <text:p>451,365150780134</text:p>
          </table:table-cell>
          <table:table-cell table:formula="of:=SQRT(([.B77]/[.B74]*2*[.C74])^2 + ([.B77]/[.B76]*[.C76])^2)" office:value-type="float" office:value="19.8294168176744" calcext:value-type="float">
            <text:p>19,8294168176744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2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378" calcext:value-type="float">
            <text:p>0,37378</text:p>
          </table:table-cell>
          <table:table-cell table:style-name="ce8" office:value-type="float" office:value="0.00357" calcext:value-type="float">
            <text:p>0,00357</text:p>
          </table:table-cell>
          <table:table-cell office:value-type="string" calcext:value-type="string">
            <text:p>microF</text:p>
          </table:table-cell>
          <table:table-cell table:formula="of:=[.B81]/1000000" office:value-type="float" office:value="0.00000037378" calcext:value-type="float">
            <text:p>3,7378E-07</text:p>
          </table:table-cell>
          <table:table-cell table:formula="of:=[.C81]/1000000" office:value-type="float" office:value="0.00000000357" calcext:value-type="float">
            <text:p>3,5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-0.68411" calcext:value-type="float">
            <text:p>-0,68411</text:p>
          </table:table-cell>
          <table:table-cell table:style-name="ce8" office:value-type="float" office:value="0.07431" calcext:value-type="float">
            <text:p>0,07431</text:p>
          </table:table-cell>
          <table:table-cell office:value-type="string" calcext:value-type="string">
            <text:p>microF</text:p>
          </table:table-cell>
          <table:table-cell table:formula="of:=[.B82]/1000000" office:value-type="float" office:value="-0.00000068411" calcext:value-type="float">
            <text:p>-6,8411E-07</text:p>
          </table:table-cell>
          <table:table-cell table:formula="of:=[.C82]/1000000" office:value-type="float" office:value="0.00000007431" calcext:value-type="float">
            <text:p>7,431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81]-[.E82])-([.E81]+[.E82])))" office:value-type="float" office:value="232.645251628971" calcext:value-type="float">
            <text:p>232,645251628971</text:p>
          </table:table-cell>
          <table:table-cell table:formula="of:=[.B84]/[.E82]*[.F82]" office:value-type="float" office:value="-25.2705977818609" calcext:value-type="float">
            <text:p>-25,2705977818609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81]" office:value-type="float" office:value="0.0677679274187609" calcext:value-type="float">
            <text:p>0,067767927418761</text:p>
          </table:table-cell>
          <table:table-cell table:formula="of:=[.B85]/[.E81]*[.F81]" office:value-type="float" office:value="0.00064725640988008" calcext:value-type="float">
            <text:p>0,00064725640988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9" office:value-type="float" office:value="2001" calcext:value-type="float">
            <text:p>2,00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p</text:p>
          </table:table-cell>
          <table:table-cell table:formula="of:=[.B84]*[.B86]/([.B86]-[.B84])" office:value-type="float" office:value="263.252126836202" calcext:value-type="float">
            <text:p>263,252126836202</text:p>
          </table:table-cell>
          <table:table-cell table:formula="of:=[.C84]*[.B86]*(1/([.B86]-[.B84]) + [.B84]/([.B86]-[.B84])^2)" office:value-type="float" office:value="-32.3571980264195" calcext:value-type="float">
            <text:p>-32,3571980264195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85]^2/[.B87]" office:value-type="float" office:value="688.709788110577" calcext:value-type="float">
            <text:p>688,709788110577</text:p>
          </table:table-cell>
          <table:table-cell table:formula="of:=SQRT(([.B88]/[.B85]*2*[.C85])^2 + ([.B88]/[.B87]*[.C87])^2)" office:value-type="float" office:value="85.6678046252684" calcext:value-type="float">
            <text:p>85,6678046252684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.00.0000</text:date>, <text:time style:data-style-name="N2" text:time-value="00:36:58.72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36:28.763000000</meta:creation-date>
    <dc:date>2018-02-02T00:43:25.233000000</dc:date>
    <meta:editing-duration>PT1H39M35S</meta:editing-duration>
    <meta:editing-cycles>14</meta:editing-cycles>
    <meta:generator>LibreOffice/5.3.6.1$Windows_x86 LibreOffice_project/686f202eff87ef707079aeb7f485847613344eb7</meta:generator>
    <meta:document-statistic meta:table-count="1" meta:cell-count="291" meta:object-count="0"/>
  </office:meta>
</office:document-meta>
</file>